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38000000B56C042C50DBCBB94F.png" manifest:media-type="image/png"/>
  <manifest:file-entry manifest:full-path="Pictures/10000001000001160000006450B54C5AA7A51FC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5375in" fo:margin-left="0.0035in" fo:margin-top="0in" fo:margin-bottom="0in" table:align="left" style:writing-mode="lr-tb"/>
    </style:style>
    <style:style style:name="Table1.A" style:family="table-column">
      <style:table-column-properties style:column-width="1.2222in"/>
    </style:style>
    <style:style style:name="Table1.B" style:family="table-column">
      <style:table-column-properties style:column-width="1.9681in"/>
    </style:style>
    <style:style style:name="Table1.C" style:family="table-column">
      <style:table-column-properties style:column-width="1.3785in"/>
    </style:style>
    <style:style style:name="Table1.1" style:family="table-row">
      <style:table-row-properties style:min-row-height="0.86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5965in" fo:margin-left="0in" fo:margin-top="0in" fo:margin-bottom="0in" table:align="left" style:writing-mode="lr-tb"/>
    </style:style>
    <style:style style:name="Table2.A" style:family="table-column">
      <style:table-column-properties style:column-width="1.4201in"/>
    </style:style>
    <style:style style:name="Table2.B" style:family="table-column">
      <style:table-column-properties style:column-width="4.8764in"/>
    </style:style>
    <style:style style:name="Table2.C" style:family="table-column">
      <style:table-column-properties style:column-width="1.3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ffffff" fo:border-right="0.5pt solid #000000" fo:border-top="0.5pt solid #ffffff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ffffff" fo:border-bottom="0.5pt solid #000000" style:writing-mode="lr-tb"/>
    </style:style>
    <style:style style:name="Table2.C1" style:family="table-cell">
      <style:table-cell-properties fo:padding-left="0.075in" fo:padding-right="0.075in" fo:padding-top="0in" fo:padding-bottom="0in" fo:border-left="0.5pt solid #000000" fo:border-right="0.5pt solid #ffffff" fo:border-top="0.5pt solid #ffffff" fo:border-bottom="0.5pt solid #000000" style:writing-mode="lr-tb"/>
    </style:style>
    <style:style style:name="Table2.2" style:family="table-row">
      <style:table-row-properties style:min-row-height="0.3903in" fo:keep-together="auto"/>
    </style:style>
    <style:style style:name="Table2.A2" style:family="table-cell">
      <style:table-cell-properties fo:padding-left="0.075in" fo:padding-right="0.075in" fo:padding-top="0in" fo:padding-bottom="0in" fo:border-left="0.5pt solid #ffffff" fo:border-right="0.5pt solid #000000" fo:border-top="0.5pt solid #000000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-left="0.5pt solid #000000" fo:border-right="0.5pt solid #ffffff" fo:border-top="0.5pt solid #000000" fo:border-bottom="0.5pt solid #000000" style:writing-mode="lr-tb"/>
    </style:style>
    <style:style style:name="Table3" style:family="table">
      <style:table-properties style:width="6.6938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style:font-name="Arial" fo:font-size="11pt" fo:language="de" fo:country="DE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  <style:tab-stop style:position="3.15in" style:type="center"/>
          <style:tab-stop style:position="6.3in" style:type="right"/>
        </style:tab-stops>
      </style:paragraph-properties>
      <style:text-properties fo:language="de" fo:country="DE" style:letter-kerning="false" style:font-name-asian="Calibri2" style:language-asian="en" style:country-asian="US" style:language-complex="ar" style:country-complex="SA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2" style:language-asian="en" style:country-asian="US" style:language-complex="ar" style:country-complex="SA"/>
    </style:style>
    <style:style style:name="P6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2" style:language-asian="en" style:country-asian="US" style:language-complex="ar" style:country-complex="SA"/>
    </style:style>
    <style:style style:name="P7" style:family="paragraph" style:parent-style-name="List_20_Paragraph" style:list-style-name="WWNum47">
      <style:paragraph-properties fo:line-height="115%"/>
    </style:style>
    <style:style style:name="P8" style:family="paragraph" style:parent-style-name="List_20_Paragraph">
      <style:paragraph-properties fo:margin-left="0.25in" fo:margin-right="0in" fo:line-height="115%" fo:text-indent="0in" style:auto-text-indent="false"/>
    </style:style>
    <style:style style:name="P9" style:family="paragraph" style:parent-style-name="List_20_Paragraph">
      <style:paragraph-properties fo:margin-left="0in" fo:margin-right="0in" fo:line-height="115%" fo:text-indent="0in" style:auto-text-indent="false"/>
    </style:style>
    <style:style style:name="P10" style:family="paragraph" style:parent-style-name="List_20_Paragraph">
      <style:paragraph-properties fo:line-height="115%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" fo:font-size="11pt" fo:language="de" fo:country="DE" officeooo:paragraph-rsid="001ebbb7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" fo:font-size="11pt" fo:language="de" fo:country="DE" officeooo:rsid="001ebbb7" officeooo:paragraph-rsid="001ebbb7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" fo:font-size="11pt" fo:language="de" fo:country="DE" officeooo:rsid="001ebbb7" officeooo:paragraph-rsid="00202fd2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Calibri" fo:font-size="11pt" fo:language="de" fo:country="DE" officeooo:rsid="001ebbb7" officeooo:paragraph-rsid="001ebbb7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" fo:font-size="11pt" fo:language="de" fo:country="DE" officeooo:rsid="00202fd2" officeooo:paragraph-rsid="00202fd2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" fo:font-size="11pt" fo:language="de" fo:country="DE" officeooo:rsid="002271a3" officeooo:paragraph-rsid="002271a3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1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line-height="115%"/>
      <style:text-properties officeooo:rsid="002182f3" officeooo:paragraph-rsid="002182f3"/>
    </style:style>
    <style:style style:name="P22" style:family="paragraph" style:parent-style-name="Table_20_Contents">
      <style:text-properties officeooo:rsid="002182f3" officeooo:paragraph-rsid="002182f3"/>
    </style:style>
    <style:style style:name="P23" style:family="paragraph" style:parent-style-name="Table_20_Contents">
      <style:text-properties officeooo:rsid="00266a6a" officeooo:paragraph-rsid="00266a6a"/>
    </style:style>
    <style:style style:name="P24" style:family="paragraph" style:parent-style-name="caption">
      <style:paragraph-properties fo:line-height="115%" fo:text-align="justify" style:justify-single-word="false"/>
    </style:style>
    <style:style style:name="T1" style:family="text">
      <style:text-properties style:use-window-font-color="true" loext:opacity="0%" fo:font-size="14pt" fo:font-style="normal" fo:font-weight="bold" style:font-size-asian="14pt" style:font-style-asian="normal" style:font-weight-asian="bold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officeooo:rsid="001ebbb7"/>
    </style:style>
    <style:style style:name="T6" style:family="text">
      <style:text-properties style:text-underline-style="none"/>
    </style:style>
    <style:style style:name="T7" style:family="text">
      <style:text-properties officeooo:rsid="00202fd2"/>
    </style:style>
    <style:style style:name="T8" style:family="text">
      <style:text-properties officeooo:rsid="0020321b"/>
    </style:style>
    <style:style style:name="T9" style:family="text">
      <style:text-properties officeooo:rsid="002271a3"/>
    </style:style>
    <style:style style:name="T10" style:family="text">
      <style:text-properties officeooo:rsid="0025fb20"/>
    </style:style>
    <style:style style:name="fr1" style:family="graphic" style:parent-style-name="Frame">
      <style:graphic-properties fo:margin-left="0.1972in" fo:margin-right="0.0984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Arbeitsaufträge:</text:span></text:p>
      <text:list xml:id="list3512255402" text:style-name="WWNum47">
        <text:list-item>
          <text:p text:style-name="P7">Informieren Sie sich mit Hilfe des Informationstextes über USV.</text:p>
        </text:list-item>
        <text:list-item>
          <text:p text:style-name="P7">Beschreiben Sie die Komponenten einer USV-Anlage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2">Eingang</text:p>
          </table:table-cell>
          <table:table-cell table:style-name="Table1.B1" office:value-type="string">
            <text:p text:style-name="P13"/>
            <text:p text:style-name="P13"><text:span text:style-name="T5">Eingang der Stromversorgung aus dem öffentlichen Netz</text:span></text:p>
          </table:table-cell>
          <table:table-cell table:style-name="Table1.A1" office:value-type="string">
            <text:p text:style-name="P12">Bypass</text:p>
          </table:table-cell>
          <table:table-cell table:style-name="Table1.D1" office:value-type="string">
            <text:p text:style-name="P12"/>
            <text:p text:style-name="P20"><text:bookmark text:name="page25R_mcid3"/>Bei Überlasten am Wechselrichter Zweig werden die<text:line-break/>Verbraucher sofort und unterbrechungsfrei auf diesen Bypasszweig transformiert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Gleichrichter</text:p>
          </table:table-cell>
          <table:table-cell table:style-name="Table1.B2" office:value-type="string">
            <text:p text:style-name="P15">Richtet den</text:p>
            <text:p text:style-name="P15">den Wechselstrom des öffentlichen Netzes zu Gleichstrom um</text:p>
          </table:table-cell>
          <table:table-cell table:style-name="Table1.A1" office:value-type="string">
            <text:p text:style-name="P12">Batterie</text:p>
          </table:table-cell>
          <table:table-cell table:style-name="Table1.D2" office:value-type="string">
            <text:p text:style-name="P12"/>
            <text:p text:style-name="P15">Liefert die Stromversorgung im Notfall</text:p>
          </table:table-cell>
        </table:table-row>
        <table:table-row table:style-name="Table1.1">
          <table:table-cell table:style-name="Table1.A1" office:value-type="string">
            <text:p text:style-name="P12">Filter</text:p>
          </table:table-cell>
          <table:table-cell table:style-name="Table1.B3" office:value-type="string">
            <text:p text:style-name="P15"/>
            <text:p text:style-name="P19">Schwankungen und Störungen werden ausgeglichen</text:p>
            <text:p text:style-name="P19">(Zum Sinuskurve ausgleichen)</text:p>
          </table:table-cell>
          <table:table-cell table:style-name="Table1.A1" office:value-type="string">
            <text:p text:style-name="P12">Ausgang</text:p>
          </table:table-cell>
          <table:table-cell table:style-name="Table1.D3" office:value-type="string">
            <text:p text:style-name="P14"/>
            <text:p text:style-name="P18">Ausgang der Stromversorgung der angeschlossenen Geräte</text:p>
          </table:table-cell>
        </table:table-row>
        <table:table-row table:style-name="Table1.1">
          <table:table-cell table:style-name="Table1.A1" office:value-type="string">
            <text:p text:style-name="P12">Laderegler</text:p>
          </table:table-cell>
          <table:table-cell table:style-name="Table1.B4" office:value-type="string">
            <text:p text:style-name="P17"/>
            <text:p text:style-name="P15">Regelt den <text:span text:style-name="T6">Ladestand des Akkumulators in der USV</text:span></text:p>
          </table:table-cell>
          <table:table-cell table:style-name="Table1.A1" office:value-type="string">
            <text:p text:style-name="P12">Wechselrichter</text:p>
          </table:table-cell>
          <table:table-cell table:style-name="Table1.D4" office:value-type="string">
            <text:p text:style-name="P14"/>
            <text:p text:style-name="P16">Richtet den</text:p>
            <text:p text:style-name="P16">den <text:span text:style-name="T7">Gleichstrom</text:span> des öffentlichen Netzes zu <text:span text:style-name="T7">Wechselstrom</text:span> um</text:p>
          </table:table-cell>
        </table:table-row>
        <table:table-row table:style-name="Table1.1">
          <table:table-cell table:style-name="Table1.A1" office:value-type="string">
            <text:p text:style-name="P12">Leistungsschalter</text:p>
          </table:table-cell>
          <table:table-cell table:style-name="Table1.B5" office:value-type="string">
            <text:p text:style-name="P12"/>
            <text:p text:style-name="P19">Entscheidet welcher Modus verwendet werden soll</text:p>
          </table:table-cell>
          <table:table-cell table:style-name="Table1.A1" office:value-type="string">
            <text:p text:style-name="P12">Spannungsregler</text:p>
          </table:table-cell>
          <table:table-cell table:style-name="Table1.D5" office:value-type="string">
            <text:p text:style-name="P12"/>
            <text:p text:style-name="P18">Regelt die Spannung, die an dem Ausgang und de<text:span text:style-name="T8">n Geräten liegt</text:span></text:p>
          </table:table-cell>
        </table:table-row>
      </table:table>
      <text:p text:style-name="P11"/>
      <text:list xml:id="list130203501713556" text:continue-numbering="true" text:style-name="WWNum47">
        <text:list-item>
          <text:p text:style-name="P7">Vervollständigen die das Funktionsschemata der Energiespeicherung in einer batteriegestützten USV.</text:p>
        </text:list-item>
      </text:list>
      <text:p text:style-name="P8">Geben Sie in der Abbildung an, welche Teilkomponenten mit Wechselspannung [~] und welche mit Gleichspannung [=] betrieben werden!</text:p>
      <text:p text:style-name="P11"><draw:frame draw:style-name="fr2" draw:name="Grafik 1" text:anchor-type="as-char" svg:width="6.6929in" svg:height="0.6555in" draw:z-index="0"><draw:image xlink:href="Pictures/1000000100000738000000B56C042C50DBCBB94F.png" xlink:type="simple" xlink:show="embed" xlink:actuate="onLoad" draw:mime-type="image/png"/></draw:frame></text:p>
      <text:p text:style-name="P21">~ ~ = = ~ <text:span text:style-name="T10">~</text:span></text:p>
      <text:p text:style-name="P11"/>
      <text:list xml:id="list130202094630512" text:continue-numbering="true" text:style-name="WWNum47">
        <text:list-item>
          <text:p text:style-name="P7">USV-Typen nach 50091-3</text:p>
          <text:list>
            <text:list-item>
              <text:p text:style-name="P7"><text:soft-page-break/>Ermitteln Sie die Vor- und Nachteile der USV-Typen. Tragen Sie Ihr Ergebnis in eine Tabelle.</text:p>
            </text:list-item>
            <text:list-item>
              <text:p text:style-name="P7">Skizzieren Sie das Funktionsschemata des jeweiligen USV-Typen in die jeweilige Abbildung im Informationstext.<text:bookmark text:name="_GoBack"/><text:line-break/>Anmerkung: Zeichnen Sie den Energiefluss im "normal Zustand" (Spannung liegt an) mit durchgehenden Pfeilen und den Energiefluss im "ausgelösten Zustand" (Spannung liegt nicht an) mit gestrichelten Pfeilen.</text:p>
            </text:list-item>
          </text:list>
        </text:list-item>
      </text:list>
      <text:p text:style-name="P9"/>
      <table:table table:name="Table3" table:style-name="Table3">
        <table:table-column table:style-name="Table3.A" table:number-columns-repeated="3"/>
        <table:table-row table:style-name="TableLine9425666477403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2">Vorteile</text:p>
          </table:table-cell>
          <table:table-cell table:style-name="Table3.C1" office:value-type="string">
            <text:p text:style-name="P22">Nachteile</text:p>
          </table:table-cell>
        </table:table-row>
        <table:table-row table:style-name="TableLine94256664774032">
          <table:table-cell table:style-name="Table3.A2" office:value-type="string">
            <text:p text:style-name="P22">Klasse 3</text:p>
          </table:table-cell>
          <table:table-cell table:style-name="Table3.A2" office:value-type="string">
            <text:p text:style-name="P22">Günstig</text:p>
            <text:p text:style-name="P22">Energie effizient</text:p>
          </table:table-cell>
          <table:table-cell table:style-name="Table3.C2" office:value-type="string">
            <text:p text:style-name="P22">Verzögerung</text:p>
            <text:p text:style-name="P22">Frequenz- und Spannungs-abhängig</text:p>
          </table:table-cell>
        </table:table-row>
        <table:table-row table:style-name="TableLine94256664774032">
          <table:table-cell table:style-name="Table3.A2" office:value-type="string">
            <text:p text:style-name="P22">Klasse 2</text:p>
          </table:table-cell>
          <table:table-cell table:style-name="Table3.A2" office:value-type="string">
            <text:p text:style-name="P22">Energie effizienter</text:p>
            <text:p text:style-name="P22">Spannungsunabhängig</text:p>
          </table:table-cell>
          <table:table-cell table:style-name="Table3.C2" office:value-type="string">
            <text:p text:style-name="P22">Kleine Verzögerung</text:p>
            <text:p text:style-name="P22">Frequenzabhängig</text:p>
            <text:p text:style-name="P23">Teuer</text:p>
          </table:table-cell>
        </table:table-row>
        <table:table-row table:style-name="TableLine94256664774032">
          <table:table-cell table:style-name="Table3.A2" office:value-type="string">
            <text:p text:style-name="P22">Klasse 1</text:p>
          </table:table-cell>
          <table:table-cell table:style-name="Table3.A2" office:value-type="string">
            <text:p text:style-name="P22">Keine Verzögerung</text:p>
            <text:p text:style-name="P22">Frequenz- und Spannungs-unabhängig</text:p>
          </table:table-cell>
          <table:table-cell table:style-name="Table3.C2" office:value-type="string">
            <text:p text:style-name="P22">Energie uneffizient</text:p>
          </table:table-cell>
        </table:table-row>
      </table:table>
      <text:p text:style-name="P9"/>
      <text:p text:style-name="P9"/>
      <text:p text:style-name="P9"/>
      <text:list xml:id="list130203375291260" text:continue-numbering="true" text:style-name="WWNum47">
        <text:list-item>
          <text:p text:style-name="P7">Die Bezeichnung einer USV ist genormt. Recherchieren Sie den Aufbau dieser Norm.</text:p>
        </text:list-item>
      </text:list>
      <text:p text:style-name="P10"/>
      <text:p text:style-name="P9"/>
      <text:list xml:id="list130201923466633" text:continue-numbering="true" text:style-name="WWNum47">
        <text:list-item>
          <text:p text:style-name="P7">Entschlüsseln Sie die Bezeichnung VFD-XY-223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Listenabsatz_20_Zchn">
      <style:paragraph-properties fo:margin-left="0.5in" fo:margin-right="0in" fo:margin-top="0in" fo:margin-bottom="0.111in" style:contextual-spacing="true" fo:text-indent="0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istenabsatz_20_Zchn" style:display-name="Listenabsatz Zchn" style:family="text" style:parent-style-name="Default_20_Paragraph_20_Font" loext:linked-style-name="List_20_Paragraph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1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5965in" fo:margin-left="0in" fo:margin-top="0in" fo:margin-bottom="0in" table:align="left" style:writing-mode="lr-tb"/>
    </style:style>
    <style:style style:name="Table2.A" style:family="table-column">
      <style:table-column-properties style:column-width="1.4201in"/>
    </style:style>
    <style:style style:name="Table2.B" style:family="table-column">
      <style:table-column-properties style:column-width="4.8764in"/>
    </style:style>
    <style:style style:name="Table2.C" style:family="table-column">
      <style:table-column-properties style:column-width="1.3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ffffff" fo:border-right="0.5pt solid #000000" fo:border-top="0.5pt solid #ffffff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ffffff" fo:border-bottom="0.5pt solid #000000" style:writing-mode="lr-tb"/>
    </style:style>
    <style:style style:name="Table2.C1" style:family="table-cell">
      <style:table-cell-properties fo:padding-left="0.075in" fo:padding-right="0.075in" fo:padding-top="0in" fo:padding-bottom="0in" fo:border-left="0.5pt solid #000000" fo:border-right="0.5pt solid #ffffff" fo:border-top="0.5pt solid #ffffff" fo:border-bottom="0.5pt solid #000000" style:writing-mode="lr-tb"/>
    </style:style>
    <style:style style:name="Table2.2" style:family="table-row">
      <style:table-row-properties style:min-row-height="0.3903in" fo:keep-together="auto"/>
    </style:style>
    <style:style style:name="Table2.A2" style:family="table-cell">
      <style:table-cell-properties fo:padding-left="0.075in" fo:padding-right="0.075in" fo:padding-top="0in" fo:padding-bottom="0in" fo:border-left="0.5pt solid #ffffff" fo:border-right="0.5pt solid #000000" fo:border-top="0.5pt solid #000000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-left="0.5pt solid #000000" fo:border-right="0.5pt solid #ffffff" fo:border-top="0.5pt solid #000000" fo:border-bottom="0.5pt solid #000000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MP3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  <style:tab-stop style:position="3.15in" style:type="center"/>
          <style:tab-stop style:position="6.3in" style:type="right"/>
        </style:tab-stops>
      </style:paragraph-properties>
      <style:text-properties fo:language="de" fo:country="DE" style:letter-kerning="false" style:font-name-asian="Calibri2" style:language-asian="en" style:country-asian="US" style:language-complex="ar" style:country-complex="SA"/>
    </style:style>
    <style:style style:name="MP4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2" style:language-asian="en" style:country-asian="US" style:language-complex="ar" style:country-complex="SA"/>
    </style:style>
    <style:style style:name="MP5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style:font-name="Arial" fo:font-size="11pt" fo:language="de" fo:country="DE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MP6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2" style:language-asian="en" style:country-asian="US" style:language-complex="ar" style:country-complex="SA"/>
    </style:style>
    <style:style style:name="MT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10pt" style:font-size-asian="10pt" style:font-name-complex="Arial1" style:font-size-complex="10pt"/>
    </style:style>
    <style:style style:name="MT3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fr1" style:family="graphic" style:parent-style-name="Frame">
      <style:graphic-properties fo:margin-left="0.1972in" fo:margin-right="0.0984in" fo:margin-top="0in" fo:margin-bottom="0in" style:vertical-pos="from-top" style:vertical-rel="paragraph" style:horizontal-pos="from-left" style:horizontal-rel="page-content" draw:opacity="0%" fo:padding="0in" fo:border="non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236in" fo:margin-bottom="0.2291in" fo:margin-left="0.3335in" fo:margin-right="0.3193in" fo:border="0.51pt solid #000000" fo:padding-top="0in" fo:padding-bottom="0in" fo:padding-left="0.4465in" fo:padding-right="0.46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602in" fo:margin-left="0in" fo:margin-right="0in" fo:margin-bottom="0.2209in" style:dynamic-spacing="true"/>
      </style:header-style>
      <style:footer-style>
        <style:header-footer-properties fo:min-height="0.1575in" fo:margin-left="0in" fo:margin-right="0in" fo:margin-top="0.118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193in" fo:border="0.51pt solid #000000" fo:padding-top="0.4465in" fo:padding-bottom="0.4465in" fo:padding-left="0.4465in" fo:padding-right="0.46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rame1" text:anchor-type="paragraph" svg:x="-0.5307in" svg:y="0.0008in" svg:width="7.5965in" draw:z-index="2"><draw:text-box fo:min-height="0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table:number-rows-spanned="2" office:value-type="string"><text:p text:style-name="MP2"><draw:frame draw:style-name="Mfr2" draw:name="Grafik 2" text:anchor-type="as-char" svg:width="1.2638in" svg:height="0.448in" draw:z-index="4"><draw:image xlink:href="Pictures/10000001000001160000006450B54C5AA7A51FC1.png" xlink:type="simple" xlink:show="embed" xlink:actuate="onLoad" draw:mime-type="image/png"/><svg:desc>http://upload.wikimedia.org/wikipedia/de/thumb/c/c7/BBS_Brinkstr_Logo.svg/278px-BBS_Brinkstr_Logo.svg.png</svg:desc></draw:frame></text:p></table:table-cell><table:table-cell table:style-name="Table2.B1" office:value-type="string"><text:p text:style-name="MP3"><text:span text:style-name="MT1">LF2.2: </text:span><text:span text:style-name="MT2"><text:s/>Arbeitsplätze nach Kundenwunsch ausstatten</text:span></text:p></table:table-cell><table:table-cell table:style-name="Table2.C1" office:value-type="string"><text:p text:style-name="MP4"><text:span text:style-name="MT2">Datum</text:span></text:p></table:table-cell></table:table-row><table:table-row table:style-name="Table2.2"><table:covered-table-cell table:style-name="Table2.A2"/><table:table-cell table:style-name="Table2.B2" office:value-type="string"><text:p text:style-name="MP6"><text:span text:style-name="MT3">AB</text:span><text:span text:style-name="MT2"> Unterbrechungsfreie Stromversorgung</text:span></text:p></table:table-cell><table:table-cell table:style-name="Table2.C2" office:value-type="string"><text:p text:style-name="MP4"><text:span text:style-name="MT2">Klasse</text:span></text:p></table:table-cell></table:table-row></table:table></draw:text-box></draw:frame></text:p>
      </style:header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Tschorn</meta:initial-creator>
    <meta:editing-cycles>198</meta:editing-cycles>
    <meta:print-date>2022-05-02T08:51:00</meta:print-date>
    <meta:creation-date>2021-09-07T18:23:00</meta:creation-date>
    <dc:date>2022-06-13T13:02:01.337813054</dc:date>
    <meta:editing-duration>PT22M23S</meta:editing-duration>
    <meta:generator>LibreOffice/7.3.3.2$Linux_X86_64 LibreOffice_project/30$Build-2</meta:generator>
    <meta:document-statistic meta:table-count="3" meta:image-count="2" meta:object-count="0" meta:page-count="2" meta:paragraph-count="58" meta:word-count="269" meta:character-count="2034" meta:non-whitespace-character-count="1828"/>
    <meta:user-defined meta:name="AppVersion">16.0000</meta:user-defined>
    <meta:template xlink:type="simple" xlink:actuate="onRequest" xlink:title="Normal" xlink:href=""/>
  </office:meta>
</office:document-meta>
</file>